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003cm"/>
    </style:style>
    <style:style style:name="gr5" style:family="graphic" style:parent-style-name="objectwithoutfill">
      <style:graphic-properties svg:stroke-color="#0000ff" draw:fill="none" draw:textarea-vertical-align="middl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2.84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2.2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447cm"/>
    </style:style>
    <style:style style:name="gr14" style:family="graphic" style:parent-style-name="objectwithoutfill">
      <style:graphic-properties draw:stroke="dash" draw:stroke-dash="Ultrafine_20_Dashed" svg:stroke-color="#0000ff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P3" style:family="paragraph">
      <style:text-properties fo:font-family="'Times New Roman'" style:font-style-name="Italic" style:font-family-generic="roman" style:font-pitch="variable" fo:font-size="16pt"/>
    </style:style>
    <style:style style:name="P4" style:family="paragraph">
      <style:text-properties fo:font-family="'Times New Roman'" style:font-style-name="Italic" style:font-family-generic="roman" style:font-pitch="variable" fo:font-size="14pt"/>
    </style:style>
    <style:style style:name="P5" style:family="paragraph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P6" style:family="paragraph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P8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style-name="Italic" style:font-family-generic="roman" style:font-pitch="variable" fo:font-size="16pt" fo:font-style="normal" style:font-style-asian="normal" style:font-style-complex="normal"/>
    </style:style>
    <style:style style:name="T2" style:family="text">
      <style:text-properties fo:font-family="'Times New Roman'" style:font-style-name="Italic" style:font-family-generic="roman" style:font-pitch="variable" fo:font-size="16pt"/>
    </style:style>
    <style:style style:name="T3" style:family="text">
      <style:text-properties fo:font-family="'Times New Roman'" style:font-style-name="Italic" style:font-family-generic="roman" style:font-pitch="variable" fo:font-size="14pt"/>
    </style:style>
    <style:style style:name="T4" style:family="text">
      <style:text-properties fo:font-family="'Times New Roman'" style:font-style-name="Italic" style:font-family-generic="roman" style:font-pitch="variable" fo:font-size="14pt" fo:font-style="italic" style:font-style-asian="italic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6" style:family="text">
      <style:text-properties fo:font-family="'Times New Roman'" style:font-style-name="Italic" style:font-family-generic="roman" style:font-pitch="variable" fo:font-size="14pt" fo:font-style="normal" style:font-style-asian="normal" style:font-style-complex="normal"/>
    </style:style>
    <style:style style:name="T7" style:family="text">
      <style:text-properties fo:color="#0000ff" fo:font-family="'Times New Roman'" style:font-style-name="Italic" style:font-family-generic="roman" style:font-pitch="variable" fo:font-size="16pt" fo:font-style="italic" fo:font-weight="bold" style:font-style-asian="italic" style:font-style-complex="italic"/>
    </style:style>
    <style:style style:name="T8" style:family="text">
      <style:text-properties fo:color="#ff0000" fo:font-family="'Times New Roman'" style:font-style-name="Italic" style:font-family-generic="roman" style:font-pitch="variable" fo:font-size="16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4pt"/>
    </style:style>
    <style:style style:name="T10" style:family="text">
      <style:text-properties fo:font-family="'Times New Roman'" style:font-style-name="Regular" style:font-family-generic="roman" fo:font-size="14pt" fo:font-style="italic" style:font-family-asian="'Times New Roman'" style:font-style-name-asian="Regular" style:font-family-generic-asian="roman" style:font-style-asian="italic" style:font-family-complex="'Times New Roman'" style:font-style-name-complex="Regular" style:font-family-generic-complex="roman" style:font-style-complex="italic"/>
    </style:style>
    <style:style style:name="T1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12" style:family="text">
      <style:text-properties fo:font-family="'Times New Roman'" style:font-style-name="Italic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text-position="-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text-position="33% 58%" fo:font-family="'Times New Roman'" style:font-style-name="Italic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16" style:family="text">
      <style:text-properties style:text-position="-33% 58%"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497cm" svg:y1="7.749cm" svg:x2="3.159cm" svg:y2="4.625cm" svg:d="M4497 7749l-1338-3124">
          <text:p/>
        </draw:connector>
        <draw:connector draw:style-name="gr1" draw:text-style-name="P1" xml:id="id2" draw:id="id2" draw:layer="layout" draw:type="line" svg:x1="4.497cm" svg:y1="7.749cm" svg:x2="9.27cm" svg:y2="7.747cm" draw:start-shape="id1" draw:start-glue-point="2" svg:d="M4497 7749l4773-2">
          <text:p/>
        </draw:connector>
        <draw:frame draw:style-name="gr2" draw:text-style-name="P2" draw:layer="layout" svg:width="0.908cm" svg:height="0.89cm" svg:x="3.698cm" svg:y="7.29cm">
          <draw:text-box>
            <text:p><text:span text:style-name="T1">O</text:span></text:p>
          </draw:text-box>
        </draw:frame>
        <draw:frame draw:style-name="gr3" draw:text-style-name="P3" draw:layer="layout" svg:width="0.879cm" svg:height="0.89cm" svg:x="8.699cm" svg:y="7.691cm">
          <draw:text-box>
            <text:p><text:span text:style-name="T2">B</text:span></text:p>
          </draw:text-box>
        </draw:frame>
        <draw:frame draw:style-name="gr2" draw:text-style-name="P3" draw:layer="layout" svg:width="0.908cm" svg:height="0.89cm" svg:x="2.478cm" svg:y="4.428cm">
          <draw:text-box>
            <text:p><text:span text:style-name="T2">A</text:span></text:p>
          </draw:text-box>
        </draw:frame>
        <draw:frame draw:style-name="gr4" draw:text-style-name="P4" draw:layer="layout" svg:width="2.503cm" svg:height="0.923cm" svg:x="4.798cm" svg:y="7.69cm">
          <draw:text-box>
            <text:p><text:span text:style-name="T3">|</text:span><text:span text:style-name="T4">u</text:span><text:span text:style-name="T5">2</text:span><text:span text:style-name="T3">| = |</text:span><text:span text:style-name="T6">OB</text:span><text:span text:style-name="T3">|</text:span></text:p>
          </draw:text-box>
        </draw:frame>
        <draw:line draw:style-name="gr5" draw:text-style-name="P1" draw:layer="layout" svg:x1="5.623cm" svg:y1="5.88cm" svg:x2="3.718cm" svg:y2="5.88cm">
          <text:p/>
        </draw:line>
        <draw:line draw:style-name="gr6" draw:text-style-name="P1" draw:layer="layout" svg:x1="3.999cm" svg:y1="6.515cm" svg:x2="6.031cm" svg:y2="6.515cm">
          <text:p/>
        </draw:line>
        <draw:line draw:style-name="gr5" draw:text-style-name="P1" draw:layer="layout" svg:x1="8.014cm" svg:y1="7.123cm" svg:x2="4.229cm" svg:y2="7.123cm">
          <text:p/>
        </draw:line>
        <draw:line draw:style-name="gr6" draw:text-style-name="P1" draw:layer="layout" svg:x1="3.489cm" svg:y1="5.345cm" svg:x2="4.251cm" svg:y2="5.345cm">
          <text:p/>
        </draw:line>
        <draw:frame draw:style-name="gr7" draw:text-style-name="P5" draw:layer="layout" svg:width="0.815cm" svg:height="0.882cm" svg:x="5.15cm" svg:y="6.679cm">
          <draw:text-box>
            <text:p><text:span text:style-name="T7">S</text:span></text:p>
          </draw:text-box>
        </draw:frame>
        <draw:frame draw:style-name="gr8" draw:text-style-name="P6" draw:layer="layout" svg:width="0.722cm" svg:height="0.882cm" svg:x="4.55cm" svg:y="6.029cm">
          <draw:text-box>
            <text:p><text:span text:style-name="T8">s</text:span></text:p>
          </draw:text-box>
        </draw:frame>
        <draw:frame draw:style-name="gr9" draw:text-style-name="P4" draw:layer="layout" svg:width="3.347cm" svg:height="0.923cm" draw:transform="rotate (1.97169845597762) translate (3.576cm 7.685cm)">
          <draw:text-box>
            <text:p><text:span text:style-name="T3">|</text:span><text:span text:style-name="T4">u</text:span><text:span text:style-name="T9">1</text:span><text:span text:style-name="T3">| = |</text:span><text:span text:style-name="T6">OA</text:span><text:span text:style-name="T3">|</text:span></text:p>
          </draw:text-box>
        </draw:frame>
        <draw:path draw:style-name="gr10" draw:text-style-name="P1" draw:layer="layout" svg:width="0.888cm" svg:height="0.507cm" svg:x="4.302cm" svg:y="7.223cm" svg:viewBox="0 0 889 508" svg:d="M889 508c-711-748-889-449-889-449">
          <text:p/>
        </draw:path>
        <draw:frame draw:style-name="gr11" draw:text-style-name="P7" draw:layer="layout" svg:width="0.76cm" svg:height="0.81cm" svg:x="4.25cm" svg:y="7.079cm">
          <draw:text-box>
            <text:p><text:span text:style-name="T10">α</text:span></text:p>
          </draw:text-box>
        </draw:frame>
        <draw:frame draw:style-name="gr12" draw:text-style-name="P8" draw:layer="layout" svg:width="3.043cm" svg:height="1.605cm" svg:x="5.752cm" svg:y="4.682cm">
          <draw:text-box>
            <text:p><text:span text:style-name="T11">|OA| = |OH'|</text:span></text:p>
            <text:p><text:span text:style-name="T12">s</text:span><text:span text:style-name="T11"> = </text:span><text:span text:style-name="T12">|u</text:span><text:span text:style-name="T13">1</text:span><text:span text:style-name="T12">|</text:span><text:span text:style-name="T14">2</text:span><text:span text:style-name="T11">sin(</text:span><text:span text:style-name="T15">α</text:span><text:span text:style-name="T11">)</text:span><text:span text:style-name="T11">/2</text:span></text:p>
            <text:p><text:span text:style-name="T12">S</text:span><text:span text:style-name="T11"> = |</text:span><text:span text:style-name="T12">u</text:span><text:span text:style-name="T16">1</text:span><text:span text:style-name="T11">|</text:span><text:span text:style-name="T12">|u</text:span><text:span text:style-name="T13">2</text:span><text:span text:style-name="T12">|</text:span><text:span text:style-name="T11">sin(</text:span><text:span text:style-name="T15">α</text:span><text:span text:style-name="T11">)/2</text:span></text:p>
          </draw:text-box>
        </draw:frame>
        <draw:frame draw:style-name="gr13" draw:text-style-name="P4" draw:layer="layout" svg:width="0.947cm" svg:height="0.81cm" svg:x="7.419cm" svg:y="7.68cm">
          <draw:text-box>
            <text:p><text:span text:style-name="T3">H'</text:span></text:p>
          </draw:text-box>
        </draw:frame>
        <draw:line draw:style-name="gr10" draw:text-style-name="P1" xml:id="id3" draw:id="id3" draw:layer="layout" svg:x1="7.833cm" svg:y1="7.833cm" svg:x2="7.833cm" svg:y2="7.706cm">
          <text:p/>
        </draw:line>
        <draw:connector draw:style-name="gr14" draw:text-style-name="P1" draw:layer="layout" draw:type="line" svg:x1="3.159cm" svg:y1="4.625cm" svg:x2="9.27cm" svg:y2="7.747cm" draw:start-shape="id1" draw:start-glue-point="3" draw:end-shape="id2" draw:end-glue-point="3" svg:d="M3159 4625l6111 3122">
          <text:p/>
        </draw:connector>
        <draw:connector draw:style-name="gr15" draw:text-style-name="P1" draw:layer="layout" draw:type="line" svg:x1="3.159cm" svg:y1="4.625cm" svg:x2="7.833cm" svg:y2="7.706cm" draw:start-shape="id1" draw:start-glue-point="3" draw:end-shape="id3" draw:end-glue-point="0" svg:d="M3159 4625l4674 3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9-06-30T11:12:15.53</meta:creation-date>
    <dc:date>2019-07-23T14:03:22.41</dc:date>
    <dc:creator>Loc Nguyen</dc:creator>
    <meta:editing-duration>PT1H45M28S</meta:editing-duration>
    <meta:editing-cycles>14</meta:editing-cycles>
    <meta:generator>OpenOffice/4.1.2$Win32 OpenOffice.org_project/412m3$Build-9782</meta:generator>
    <meta:document-statistic meta:object-count="20"/>
  </office:meta>
</office:document-meta>
</file>